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fo:font-weight="normal" officeooo:rsid="00224ed4" officeooo:paragraph-rsid="00151bfd" style:font-style-asian="normal" style:font-weight-asian="normal" style:font-style-complex="normal" style:font-weight-complex="normal"/>
    </style:style>
    <style:style style:name="P2" style:family="paragraph" style:parent-style-name="Text_20_body">
      <style:paragraph-properties fo:text-align="justify" style:justify-single-word="false"/>
      <style:text-properties fo:font-style="normal" fo:font-weight="normal" officeooo:rsid="001dda21" officeooo:paragraph-rsid="00151bfd" style:font-style-asian="normal" style:font-weight-asian="normal" style:font-style-complex="normal" style:font-weight-complex="normal"/>
    </style:style>
    <style:style style:name="P3" style:family="paragraph" style:parent-style-name="Text_20_body">
      <style:paragraph-properties fo:text-align="justify" style:justify-single-word="false"/>
      <style:text-properties fo:font-style="normal" fo:font-weight="normal" officeooo:rsid="001ed37d" officeooo:paragraph-rsid="00151bfd" style:font-style-asian="normal" style:font-weight-asian="normal" style:font-style-complex="normal" style:font-weight-complex="normal"/>
    </style:style>
    <style:style style:name="P4" style:family="paragraph" style:parent-style-name="Text_20_body">
      <style:paragraph-properties fo:text-align="center" style:justify-single-word="false"/>
      <style:text-properties fo:font-style="italic" fo:font-weight="bold" officeooo:rsid="001dda21" officeooo:paragraph-rsid="00151bfd" style:font-style-asian="italic" style:font-weight-asian="bold" style:font-style-complex="italic" style:font-weight-complex="bold"/>
    </style:style>
    <style:style style:name="P5" style:family="paragraph" style:parent-style-name="Text_20_body" style:list-style-name="L1">
      <style:paragraph-properties fo:text-align="justify" style:justify-single-word="false"/>
      <style:text-properties officeooo:paragraph-rsid="00151bfd"/>
    </style:style>
    <style:style style:name="P6" style:family="paragraph" style:parent-style-name="Text_20_body">
      <style:paragraph-properties fo:text-align="justify" style:justify-single-word="false"/>
      <style:text-properties officeooo:paragraph-rsid="00151bfd"/>
    </style:style>
    <style:style style:name="P7" style:family="paragraph" style:parent-style-name="Text_20_body" style:list-style-name="L1">
      <style:paragraph-properties fo:text-align="justify" style:justify-single-word="false"/>
      <style:text-properties officeooo:rsid="00208544" officeooo:paragraph-rsid="00151bfd"/>
    </style:style>
    <style:style style:name="P8" style:family="paragraph" style:parent-style-name="Text_20_body" style:list-style-name="L1">
      <style:paragraph-properties fo:text-align="justify" style:justify-single-word="false"/>
      <style:text-properties officeooo:rsid="0020c4fc" officeooo:paragraph-rsid="00151bfd"/>
    </style:style>
    <style:style style:name="P9" style:family="paragraph" style:parent-style-name="Text_20_body" style:list-style-name="L1">
      <style:paragraph-properties fo:text-align="justify" style:justify-single-word="false"/>
      <style:text-properties officeooo:rsid="001f4cfa" officeooo:paragraph-rsid="00151bfd"/>
    </style:style>
    <style:style style:name="P10" style:family="paragraph" style:parent-style-name="Text_20_body">
      <style:paragraph-properties fo:text-align="center" style:justify-single-word="false"/>
      <style:text-properties fo:font-size="18pt" fo:font-style="normal" fo:font-weight="bold" officeooo:rsid="001dda21" officeooo:paragraph-rsid="00151bfd" style:font-size-asian="18pt" style:font-style-asian="normal" style:font-weight-asian="bold" style:font-size-complex="18pt" style:font-style-complex="normal" style:font-weight-complex="bold"/>
    </style:style>
    <style:style style:name="T1" style:family="text">
      <style:text-properties officeooo:rsid="00485585"/>
    </style:style>
    <style:style style:name="T2" style:family="text">
      <style:text-properties officeooo:rsid="002338a4"/>
    </style:style>
    <style:style style:name="T3" style:family="text">
      <style:text-properties officeooo:rsid="002361fc"/>
    </style:style>
    <style:style style:name="T4" style:family="text">
      <style:text-properties officeooo:rsid="0048757b"/>
    </style:style>
    <style:style style:name="T5" style:family="text">
      <style:text-properties fo:font-style="normal" fo:font-weight="normal" officeooo:rsid="001dda21" style:font-style-asian="normal" style:font-weight-asian="normal" style:font-style-complex="normal" style:font-weight-complex="normal"/>
    </style:style>
    <style:style style:name="T6" style:family="text">
      <style:text-properties fo:font-style="normal" fo:font-weight="normal" officeooo:rsid="001ed37d" style:font-style-asian="normal" style:font-weight-asian="normal" style:font-style-complex="normal" style:font-weight-complex="normal"/>
    </style:style>
    <style:style style:name="T7" style:family="text">
      <style:text-properties fo:font-style="normal" fo:font-weight="normal" officeooo:rsid="002361fc" style:font-style-asian="normal" style:font-weight-asian="normal" style:font-style-complex="normal" style:font-weight-complex="normal"/>
    </style:style>
    <style:style style:name="T8" style:family="text">
      <style:text-properties fo:font-style="normal" fo:font-weight="normal" officeooo:rsid="0048757b" style:font-style-asian="normal" style:font-weight-asian="normal" style:font-style-complex="normal" style:font-weight-complex="normal"/>
    </style:style>
    <style:style style:name="T9" style:family="text">
      <style:text-properties officeooo:rsid="001f4cfa"/>
    </style:style>
    <style:style style:name="T10" style:family="text">
      <style:text-properties officeooo:rsid="0024b8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e Common Conduct</text:p>
      <text:p text:style-name="P4"/>
      <text:p text:style-name="P2"><text:tab/>We, the contributors and value-creators of [Project Name], reaffirm our total commitment to the <text:span text:style-name="T1">goal of liberating the proletarians of all strata and of inserting a wedge into the door of value expropriation.</text:span> We solemnly undertake to respect, defend and promote <text:span text:style-name="T1">such a goal</text:span> in the spirit of the fundamental declarations of the Common Software Definition and of the purpose of our project.</text:p>
      <text:p text:style-name="P2"/>
      <text:p text:style-name="P2"><text:tab/>The indispensable organ of <text:span text:style-name="T2">[Project Name] </text:span>is the <text:span text:style-name="T3">C</text:span><text:span text:style-name="T2">ommons</text:span>. <text:span text:style-name="T3">The project’s organization must strive to </text:span>unif<text:span text:style-name="T3">y</text:span> the efforts of <text:span text:style-name="T3">those </text:span><text:span text:style-name="T4">workers </text:span><text:span text:style-name="T3">who provide labor to the project and </text:span><text:span text:style-name="T4">of the other work</text:span><text:span text:style-name="T3">e</text:span><text:span text:style-name="T4">rs</text:span><text:span text:style-name="T3"> which rely on it or interact with it on a daily basis. </text:span><text:s/><text:span text:style-name="T3">The interests of such an alliance – the Commons – must be unified to fulfill the core value of Common Software, which is s</text:span><text:span text:style-name="T4">topping the expropriation of our labor by the capitalists and its incorporation into their commodities.</text:span></text:p>
      <text:p text:style-name="P2"/>
      <text:p text:style-name="P6"><text:span text:style-name="T5"><text:tab/>We also commit to the </text:span><text:span text:style-name="T6">safety of the </text:span><text:span text:style-name="T7">C</text:span><text:span text:style-name="T6">ommons as a whole. </text:span><text:span text:style-name="T7">We strive for fair treatment of</text:span><text:span text:style-name="T6"> those <text:s/>who directly use </text:span><text:span text:style-name="T8">and contribute to the development of </text:span><text:span text:style-name="T6">[Project Name], </text:span><text:span text:style-name="T7">and </text:span><text:span text:style-name="T8">for the well-being</text:span><text:span text:style-name="T7"> those </text:span><text:span text:style-name="T8">workers</text:span><text:span text:style-name="T7"> </text:span><text:span text:style-name="T6">who are affected by it. We also commit to maintaining the mental and physical well-being of the value-creators of [Project Name], which provide their labor while relying on the anti-expropriation protections Common Software delivers unto their </text:span><text:span text:style-name="T8">work.</text:span></text:p>
      <text:p text:style-name="P2"/>
      <text:p text:style-name="P3"><text:tab/>To the best of our ability, we seek to condemn and stamp out <text:span text:style-name="T9">behavior in [Project Name]:</text:span></text:p>
      <text:p text:style-name="P3"/>
      <text:list xml:id="list3996375596" text:style-name="L1">
        <text:list-item>
          <text:p text:style-name="P5"><text:span text:style-name="T9">That </text:span><text:span text:style-name="T4">presents itself as reactionary, particularly presenting itself as LGBTQ+phobic, racist, misogynistic, xenophobic, ableist, and against progressive forms of personal (or non-personal) expression.</text:span></text:p>
        </text:list-item>
        <text:list-item>
          <text:p text:style-name="P7">That seeks to sexually coerce, rape, unwantedly expose, blackmail, or sexually harass those in the project.</text:p>
        </text:list-item>
        <text:list-item>
          <text:p text:style-name="P8">That causes significant legal grief inside the project.</text:p>
        </text:list-item>
        <text:list-item>
          <text:p text:style-name="P9">That favors the expropriation of <text:span text:style-name="T4">value</text:span> from the project, or that disregards the word of active contributors inside [Project Name] as of lesser importance due to their role in it.</text:p>
        </text:list-item>
        <text:list-item>
          <text:p text:style-name="P7">That attempts to minimize reasonable internal concerns about [Project Name]’s usage inside certain fields of endeavor.</text:p>
        </text:list-item>
      </text:list>
      <text:p text:style-name="P3"/>
      <text:p text:style-name="P1"><text:tab/>It is the responsibility of <text:span text:style-name="T4">the</text:span> project leaders, to provide relevant private contact information and treat reports with due respect <text:span text:style-name="T4">and secrecy</text:span>, <text:span text:style-name="T3">and to act in the spirit the Common Conduct, not using it as a rule-book and being unafraid to take swift action. </text:span><text:span text:style-name="T4">Reports of extreme severity such as reports relating to reactionary behavior and sexual abuse shall not be turned into matters of all-community deliberation unless such reports relate to parts of the project leadership.</text:span><text:span text:style-name="T3"> </text:span><text:span text:style-name="T10">It is also </text:span><text:soft-page-break/><text:span text:style-name="T10">extremely important to respect the</text:span> sanctity of a victim’s privacy <text:span text:style-name="T10">while not being afraid to set examples for the future</text:span>.</text:p>
      <text:p text:style-name="P1"/>
      <text:p text:style-name="P1"><text:tab/>In the case of handling sexual misconduct, perpetrators should be handled harshly and with very little prejudice, and, depending on the gravity of the misconduct, the victim should be assisted in pursuing a legal route (if they wish to do s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2T23:45:06.601175861</meta:creation-date>
    <dc:date>2022-07-02T23:46:12.722966545</dc:date>
    <meta:editing-duration>PT1M6S</meta:editing-duration>
    <meta:editing-cycles>1</meta:editing-cycles>
    <meta:document-statistic meta:table-count="0" meta:image-count="0" meta:object-count="0" meta:page-count="2" meta:paragraph-count="12" meta:word-count="475" meta:character-count="2940" meta:non-whitespace-character-count="2472"/>
    <meta:generator>LibreOffice/7.0.4.2$Linux_X86_64 LibreOffice_project/00$Build-2</meta:generator>
  </office:meta>
</office:document-meta>
</file>